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1b0" officeooo:paragraph-rsid="0000d1b0"/>
    </style:style>
    <style:style style:name="P2" style:family="paragraph" style:parent-style-name="Standard">
      <style:text-properties officeooo:paragraph-rsid="0000d1b0"/>
    </style:style>
    <style:style style:name="P3" style:family="paragraph" style:parent-style-name="Standard">
      <style:text-properties officeooo:rsid="0001cb04" officeooo:paragraph-rsid="0001cb04"/>
    </style:style>
    <style:style style:name="P4" style:family="paragraph" style:parent-style-name="Standard">
      <style:text-properties officeooo:rsid="00032453" officeooo:paragraph-rsid="00032453"/>
    </style:style>
    <style:style style:name="P5" style:family="paragraph" style:parent-style-name="Standard">
      <style:text-properties officeooo:rsid="00035252" officeooo:paragraph-rsid="00035252"/>
    </style:style>
    <style:style style:name="P6" style:family="paragraph" style:parent-style-name="Standard">
      <style:text-properties officeooo:rsid="0004f1c2" officeooo:paragraph-rsid="0004f1c2"/>
    </style:style>
    <style:style style:name="P7" style:family="paragraph" style:parent-style-name="Standard">
      <style:text-properties officeooo:rsid="0000d1b0" officeooo:paragraph-rsid="0000d1b0"/>
    </style:style>
    <style:style style:name="P8" style:family="paragraph" style:parent-style-name="Standard">
      <style:text-properties officeooo:rsid="0004f1c2" officeooo:paragraph-rsid="0004f1c2"/>
    </style:style>
    <style:style style:name="P9" style:family="paragraph" style:parent-style-name="Standard">
      <style:text-properties officeooo:rsid="00078bb9" officeooo:paragraph-rsid="00078bb9"/>
    </style:style>
    <style:style style:name="P10" style:family="paragraph" style:parent-style-name="Standard">
      <style:text-properties officeooo:rsid="0008f107" officeooo:paragraph-rsid="0008f107"/>
    </style:style>
    <style:style style:name="P11" style:family="paragraph" style:parent-style-name="Standard">
      <style:text-properties officeooo:rsid="0008f107" officeooo:paragraph-rsid="000a3c08"/>
    </style:style>
    <style:style style:name="T1" style:family="text">
      <style:text-properties officeooo:rsid="0000d1b0"/>
    </style:style>
    <style:style style:name="T2" style:family="text">
      <style:text-properties officeooo:rsid="000a3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h1</text:span>&gt;&lt;<text:span text:style-name="T1">h1</text:span>&gt; » <text:span text:style-name="T1">tag de hearder que tem significado semântico</text:span></text:p>
      <text:p text:style-name="P1">label(descrição) acompanho o input(caixa de texto)</text:p>
      <text:p text:style-name="P1"/>
      <text:p text:style-name="P1">&lt;tag atributo1=”valor1” atributr2=”valor”:</text:p>
      <text:p text:style-name="P1"><text:tab/>conteúdo(texto ou outrass tags(imagem ou input))</text:p>
      <text:p text:style-name="P1">&lt;/tag&gt;</text:p>
      <text:p text:style-name="Standard"/>
      <text:p text:style-name="P1">label faz o papel do question e do input no js</text:p>
      <text:p text:style-name="Standard"/>
      <text:p text:style-name="P1">interface e web: css e html</text:p>
      <text:p text:style-name="P2"><text:span text:style-name="T1">os eventos: js </text:span><text:tab/></text:p>
      <text:p text:style-name="P2"/>
      <text:p text:style-name="P3">o on s</text:p>
      <text:p text:style-name="P3"/>
      <text:p text:style-name="P3">input type submite ou button: de forma nativa só vai o input type submite… o button serve pra tudo, mas ele é um botão independente. Já o submite serve pra um caso específico(é um button que submete.)</text:p>
      <text:p text:style-name="P3"/>
      <text:p text:style-name="P3">onsubmit aceita js de cara. Vincular um evento a uma função. Sempre os valores dos atributos de uma tag ficam entre aspas duplas.</text:p>
      <text:p text:style-name="P3"/>
      <text:p text:style-name="P3">O alert funciona como um console.log</text:p>
      <text:p text:style-name="P1"/>
      <text:p text:style-name="P1"/>
      <text:p text:style-name="P3">body: header(filhos: head e o body), main e footer</text:p>
      <text:p text:style-name="P3">o for tem o </text:p>
      <text:p text:style-name="P3">(a estrutura da árvore de cabeça pra baixo é chamada de DOM)</text:p>
      <text:p text:style-name="P3"/>
      <text:p text:style-name="P3">placeholder(valor de descrição, é uma orientação)</text:p>
      <text:p text:style-name="P3"/>
      <text:p text:style-name="P4">não pode ter dois elementos da mesma página com o mesmo id, do contrário calor dar erro na hora do document.getElementById</text:p>
      <text:p text:style-name="P4">const input_vaçpr_cdb = document.getElementById(‘valor_cdb’) » pedindo o elemento pelo id</text:p>
      <text:p text:style-name="P4"/>
      <text:p text:style-name="P4">por que não botar id no label: porque não nos interessa mexer com eles.</text:p>
      <text:p text:style-name="P4"/>
      <text:p text:style-name="P4"/>
      <text:p text:style-name="P4">Estudar variável de referencia</text:p>
      <text:p text:style-name="P4"/>
      <text:p text:style-name="P4">o const impede que substituamos o valor completo de uma referência, mas podemos mudar um atributo, por isso colocamos const em um input.</text:p>
      <text:p text:style-name="P4"/>
      <text:p text:style-name="P5">O papel do Html e do Css é captar e monstrar resultados</text:p>
      <text:p text:style-name="P5"/>
      <text:p text:style-name="P6">value é o valor dos inputs, e o contrário é o inner Text</text:p>
      <text:p text:style-name="P6">value no input é o valor dele.</text:p>
      <text:p text:style-name="P6"/>
      <text:p text:style-name="P6">A tags textuais(que tem texto e não outros elementos), ou elementos textuais como todos os h1, h2, h6, p, span, A …</text:p>
      <text:p text:style-name="P6"/>
      <text:p text:style-name="P6">já elementos tags como <text:s/></text:p>
      <text:p text:style-name="P6">&lt;form&gt;</text:p>
      <text:p text:style-name="P6"><text:soft-page-break/>&lt;input...&gt;</text:p>
      <text:p text:style-name="P6">...</text:p>
      <text:p text:style-name="P6">&lt;/form&gt;</text:p>
      <text:p text:style-name="P6">as regras do css serão aplicadas ao elementos que têm o atributo id </text:p>
      <text:p text:style-name="P6"/>
      <text:p text:style-name="P9">atribuimos o id apenas aos elementos que queremos conversar via o DOM depois quando queremos conversar.</text:p>
      <text:p text:style-name="P9"/>
      <text:p text:style-name="P9"/>
      <text:p text:style-name="P9"/>
      <text:p text:style-name="P10">Como fazer um triangulo com css?</text:p>
      <text:p text:style-name="P10"><text:tab/>Criamos um div e pra fazer<text:span text:style-name="T2">mos</text:span> um circulo usaríamos o border-ra<text:span text:style-name="T2">d</text:span>ius: <text:span text:style-name="T2">50%</text:span> <text:span text:style-name="T2">no style do navegador</text:span></text:p>
      <text:p text:style-name="P10"><text:tab/><text:span text:style-name="T2">fazemos uma div com altura de 200 e largura de 200</text:span></text:p>
      <text:p text:style-name="P10"><text:tab/><text:span text:style-name="T2">como fazer uma div com </text:span></text:p>
      <text:p text:style-name="P10"><text:tab/><text:span text:style-name="T2">transform e o </text:span></text:p>
      <text:p text:style-name="P10"><text:tab/><text:span text:style-name="T2">Se é id então chamos usando o #:</text:span></text:p>
      <text:p text:style-name="P11"><text:tab/><text:tab/><text:span text:style-name="T2">#lado_a{</text:span></text:p>
      <text:p text:style-name="P11"><text:tab/><text:tab/> <text:s text:c="2"/><text:span text:style-name="T2">transform: rotate();</text:span></text:p>
      <text:p text:style-name="P11"><text:tab/><text:tab/> <text:s text:c="2"/><text:span text:style-name="T2">transform: translate</text:span><text:tab/></text:p>
      <text:p text:style-name="P11"><text:span text:style-name="T2"><text:tab/><text:tab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4:40:53.023969875</meta:creation-date>
    <dc:date>2023-09-05T17:44:48.655617622</dc:date>
    <meta:editing-duration>PT1H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63" meta:character-count="2071" meta:non-whitespace-character-count="1721"/>
  </office:meta>
</office:document-meta>
</file>